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7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7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Dow_990930_150929</text:p>
          </table:table-cell>
          <table:table-cell/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Dow_990930_150929</text:p>
          </table:table-cell>
          <table:table-cell/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Dow_990930_150929</text:p>
          </table:table-cell>
          <table:table-cell/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00/00/00</text:date>, <text:time style:data-style-name="N2" text:time-value="10:08:00.7487561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9T11:15:52.917825853</dc:date>
    <meta:editing-duration>P1DT7M23S</meta:editing-duration>
    <meta:editing-cycles>8</meta:editing-cycles>
    <meta:generator>LibreOffice/5.1.6.2$Linux_X86_64 LibreOffice_project/10m0$Build-2</meta:generator>
    <meta:document-statistic meta:table-count="1" meta:cell-count="89" meta:object-count="0"/>
  </office:meta>
</office:document-meta>
</file>